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797023951"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0550133621090"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796944899"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0550311960756" text:continue-list="list150550133621090"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796944899"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0551886031995" text:continue-list="list150550311960756"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8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7-03T15:05:49.745709200</dc:date>
    <meta:editing-duration>P13DT3H35M44S</meta:editing-duration>
    <meta:editing-cycles>578</meta:editing-cycles>
    <meta:generator>LibreOffice/25.2.4.3$Windows_X86_64 LibreOffice_project/33e196637044ead23f5c3226cde09b47731f7e27</meta:generator>
    <meta:document-statistic meta:table-count="4" meta:image-count="7" meta:object-count="0" meta:page-count="86" meta:paragraph-count="1212" meta:word-count="30187" meta:character-count="186771" meta:non-whitespace-character-count="156058"/>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